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/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5"/>
          <table:table-cell office:value-type="string" calcext:value-type="string">
            <text:p>jeżeli liczba przepracowanych nadgodzin jest mniejsza bądź równa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5"/>
          <table:table-cell office:value-type="string" calcext:value-type="string">
            <text:p>liczbie nadgodzin bez premii to za każdą dodatkową nadgodzine naliczana jest stawka placy za 1 nadgodzinę. W przeciwnym wypadku <text:s/>do każdej godzinnej stawki nadgodzin powyzej tej granicy doliczne jest jeszcze 150% godzinnej stawki pomnożonej przez ilość nadgodzin powyższej granicy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2"/>
          <table:table-cell office:value-type="string" calcext:value-type="string">
            <text:p>jezelidasfdsfdsfdsfd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8:00.5393725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10:04.877878339</dc:date>
    <meta:print-date>2003-03-13T12:37:37</meta:print-date>
    <meta:generator>LibreOffice/6.0.2.1$Linux_X86_64 LibreOffice_project/00m0$Build-1</meta:generator>
    <meta:editing-duration>PT2M51S</meta:editing-duration>
    <meta:editing-cycles>3</meta:editing-cycles>
    <meta:document-statistic meta:table-count="3" meta:cell-count="19" meta:object-count="2"/>
  </office:meta>
</office:document-meta>
</file>